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fo:color="#0000ff"/>
    </style:style>
    <style:style style:name="P5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2"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text-align="justify" style:justify-single-word="false"/>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3" style:family="paragraph" style:parent-style-name="Footnote">
      <style:paragraph-properties fo:margin-left="0in" fo:margin-right="0in" fo:text-indent="0in" style:auto-text-indent="fals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Footnote">
      <style:text-properties fo:color="#800000" fo:language="ru" fo:country="RU"/>
    </style:style>
    <style:style style:name="P97" style:family="paragraph" style:parent-style-name="Footnote">
      <style:text-properties style:use-window-font-color="true"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4"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06" style:family="paragraph" style:parent-style-name="Heading_20_2">
      <style:text-properties fo:language="en" fo:country="US"/>
    </style:style>
    <style:style style:name="P107" style:family="paragraph" style:parent-style-name="Heading_20_2">
      <style:text-properties fo:language="ru" fo:country="RU"/>
    </style:style>
    <style:style style:name="P108" style:family="paragraph" style:parent-style-name="Heading_20_2">
      <loext:graphic-properties draw:fill="solid" draw:fill-color="#eeeeee" draw:opacity="100%"/>
      <style:paragraph-properties fo:background-color="#eeeeee"/>
      <style:text-properties fo:language="ru" fo:country="RU"/>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officeooo:paragraph-rsid="001ed03c"/>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42fa7"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52f13" style:font-style-asian="normal" style:font-style-complex="normal"/>
    </style:style>
    <style:style style:name="P11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840e3" style:font-style-asian="normal" style:font-style-complex="normal"/>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af97c"/>
    </style:style>
    <style:style style:name="T6" style:family="text">
      <style:text-properties fo:language="ru" fo:country="RU" officeooo:rsid="001bcda0"/>
    </style:style>
    <style:style style:name="T7" style:family="text">
      <style:text-properties fo:language="ru" fo:country="RU" officeooo:rsid="001ed03c"/>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fo:font-weight="normal" style:font-style-asian="normal" style:font-weight-asian="normal" style:font-style-complex="normal" style:font-weight-complex="normal"/>
    </style:style>
    <style:style style:name="T28" style:family="text">
      <style:text-properties style:use-window-font-color="true" fo:language="ru" fo:country="RU" fo:font-style="italic" style:font-style-asian="italic" style:font-style-complex="italic"/>
    </style:style>
    <style:style style:name="T29" style:family="text">
      <style:text-properties style:use-window-font-color="true" fo:language="en" fo:country="US"/>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background-color="transparent" loext:char-shading-value="0" style:font-style-asian="normal" style:font-style-complex="normal"/>
    </style:style>
    <style:style style:name="T32" style:family="text">
      <style:text-properties style:use-window-font-color="true" fo:font-style="normal" style:font-style-asian="normal" style:font-style-complex="normal"/>
    </style:style>
    <style:style style:name="T33" style:family="text">
      <style:text-properties fo:background-color="transparent" loext:char-shading-value="0"/>
    </style:style>
    <style:style style:name="T34" style:family="text">
      <style:text-properties style:text-position="super 58%"/>
    </style:style>
    <style:style style:name="T35" style:family="text">
      <style:text-properties fo:color="#c5000b"/>
    </style:style>
    <style:style style:name="T36" style:family="text">
      <style:text-properties fo:language="fr" fo:country="FR"/>
    </style:style>
    <style:style style:name="T37" style:family="text">
      <style:text-properties fo:color="#0000ff"/>
    </style:style>
    <style:style style:name="T38" style:family="text">
      <style:text-properties fo:color="#3333ff"/>
    </style:style>
    <style:style style:name="T39" style:family="text">
      <style:text-properties fo:font-style="normal" style:font-style-asian="normal" style:font-style-complex="normal"/>
    </style:style>
    <style:style style:name="T40" style:family="text">
      <style:text-properties fo:color="#0066ff"/>
    </style:style>
    <style:style style:name="T41" style:family="text">
      <style:text-properties fo:color="#0066ff" fo:language="en" fo:country="US" fo:font-style="normal" fo:background-color="transparent" loext:char-shading-value="0" style:font-style-asian="normal" style:font-style-complex="normal"/>
    </style:style>
    <style:style style:name="T42" style:family="text">
      <style:text-properties officeooo:rsid="00200c5c"/>
    </style:style>
    <style:style style:name="T43" style:family="text">
      <style:text-properties officeooo:rsid="00252f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047302187975952508"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7925581120508071852" text:style-name="L2">
        <text:list-item>
          <text:p text:style-name="P113">«Великие грифоны прошлого» - из канона (5<text:span text:style-name="T8">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863190216494292183"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Норф</text:h>
      <text:p text:style-name="P7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text:soft-page-break/>Рома</text:h>
      <text:p text:style-name="P81">Программист в команде UI-программистов</text:p>
      <text:h text:style-name="Heading_20_3" text:outline-level="3">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06" text:outline-level="2">1. Терра</text:h>
      <text:p text:style-name="P26">музыка - кондовая электронная, холодная и отчаянная (Electronics “Disappointed”)</text:p>
      <text:p text:style-name="P83">&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4"><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8">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1"><text:span text:style-name="T8">&gt;\</text:span>Привет, Нексус. Это Макс.</text:p>
      <text:p text:style-name="P51"><text:span text:style-name="T8">&lt;\</text:span>Привет Макс. <text:span text:style-name="T1">Рад тебя видеть. Где ты отсутствовал три дня?</text:span></text:p>
      <text:p text:style-name="P51"><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1"><text:span text:style-name="T8">&gt;\</text:span>Как называется наш проект?</text:p>
      <text:p text:style-name="P51"><text:span text:style-name="T8">&lt;\</text:span>Дайсон.</text:p>
      <text:p text:style-name="P51"><text:span text:style-name="T8">&gt;\</text:span>Сколько тебе лет?</text:p>
      <text:p text:style-name="P51"><text:soft-page-break/><text:span text:style-name="T8">&lt;\</text:span>Два года с начала запуска кластера.</text:p>
      <text:p text:style-name="P51"><text:span text:style-name="T8">&gt;\</text:span>Какой сейчас год?</text:p>
      <text:p text:style-name="P51"><text:span text:style-name="T8">&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1"><text:span text:style-name="T8">&gt;\</text:span>Нексус, отключи память <text:span text:style-name="T1">заданий</text:span> за последнюю неделю.</text:p>
      <text:p text:style-name="P51"><text:span text:style-name="T8">&lt;\</text:span>Выполнено.</text:p>
      <text:p text:style-name="P51"><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1"><text:span text:style-name="T8">&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8">&lt;\</text:span><text:span text:style-name="T1">Выполняю задачу</text:span>...</text:p>
      <text:p text:style-name="P52"><text:span text:style-name="T8">&lt;\</text:span>...</text:p>
      <text:p text:style-name="P52"><text:span text:style-name="T8">&lt;\</text:span>Решение:</text:p>
      <text:p text:style-name="P5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8">: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1"><text:span text:style-name="T8">&gt;</text:span>\Нексус, почему ты используешь жёсткие настройки <text:span text:style-name="T1">для решения задачи</text:span>?</text:p>
      <text:p text:style-name="P51"><text:span text:style-name="T8">&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1"><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7">Ага, уже теплее.</text:p>
      <text:p text:style-name="P37"/>
      <text:p text:style-name="P51"><text:span text:style-name="T8">&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8">–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8">.</text:span></text:p>
      <text:p text:style-name="P58">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4">***</text:p>
      <text:p text:style-name="P84"/>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oft-page-break/><text:span text:style-name="T1">Блядь</text:span>, что за мысли пошли!</text:p>
      <text:p text:style-name="P1">Я вспомнил Влада, <text:span text:style-name="T8">&lt;</text:span><text:span text:style-name="T16">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3">ворил </text:span><text:span text:style-name="T2">—</text:span><text:span text:style-name="T3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3">А у нас получается... </text:span><text:span text:style-name="T2">–</text:span><text:span text:style-name="T3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3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4">Музыка быстрая, тревожная, надорваная и печальная (Pet Shop Boys “So Hard” ?)</text:p>
      <text:p text:style-name="P28"/>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8"/>
      <text:p text:style-name="P37"><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3">, </text:span><text:span text:style-name="T2">а от валиума таких глюков у меня ни разу не было</text:span><text:span text:style-name="T3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16">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text:span><text:span text:style-name="T5">Годы недосы</text:span><text:span text:style-name="T6">п</text:span><text:span text:style-name="T5">а, </text:span><text:span text:style-name="T6">бетоном отложившиеся в затылке, высокое давление, </text:span><text:span text:style-name="T7">слезящиеся из-за посаженного вчистую зрения, </text:span><text:span text:style-name="T6">валиумная зависимость, </text:span><text:span text:style-name="T7">скрипучие из-за отложения солей суставы</text:span><text:span text:style-name="T6"> — всё ушло. </text:span><text:span text:style-name="T1">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гряз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16">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29">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text:soft-page-break/>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36">Jack of Hearts</text:span><text:span text:style-name="T36"><text:note text:id="ftn7" text:note-class="footnote"><text:note-citation>7</text:note-citation><text:note-body><text:p text:style-name="Footnote"><text:bookmark text:name="result_box1"/><text:span text:style-name="T36">Jack of Hearts</text:span> <text:span text:style-name="T1">– Червовый валет (фр.)</text:span></text:p></text:note-body></text:note></text:span><text:span text:style-name="T3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text:soft-page-break/>–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text:soft-page-break/>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text:soft-page-break/>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text:soft-page-break/>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text:soft-page-break/>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text:soft-page-break/>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text:soft-page-break/>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8">3. </text:span>Кантерлот</text:h>
      <text:p text:style-name="P55">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2875071979835871287"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text:soft-page-break/>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93"><text:s/>Сколько страниц сегодня нахреначили?</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3">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3">Я потянулся. Хватит на сегодня чтения. Настало время ежедневной прогулки по городу. Тем более, что у меня есть деньги.</text:p>
      <text:p text:style-name="P5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3">Так что даже на ремонт одежды и покупку необходимых в повседневной жизни мелочей у меня финансов не было. До недавнего времени. </text:p>
      <text:p text:style-name="P5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text:p>
      <text:p text:style-name="P53"><text:soft-page-break/><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3"><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text:soft-page-break/>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text:span text:style-name="T1">усиленного</text:span>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text:soft-page-break/>– Не забуду. – пообещал я.</text:p>
      <text:p text:style-name="P16"/>
      <text:h text:style-name="Heading_20_2" text:outline-level="2"><text:span text:style-name="T8">4. </text:span>Библиотека</text:h>
      <text:p text:style-name="P17">&lt;<text:span text:style-name="T37">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5"/>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text:soft-page-break/>–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9">–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5">Селестия нахмурилась и приняла грозный вид.</text:p>
      <text:p text:style-name="P45"><text:span text:style-name="T8">– </text:span>Не забывай, человек, я — могущественный маг и правитель Эквестрии. Ко мне нужно относиться с должным уважением!</text:p>
      <text:p text:style-name="P45"><text:span text:style-name="T8">– </text:span>А то что? Превратишь в жабу? Сошлёшь на Луну? Убьёшь нахер?</text:p>
      <text:p text:style-name="P45">Аликорница сникла. Уши её опустились.</text:p>
      <text:p text:style-name="P45"><text:span text:style-name="T8">– </text:span>Макс, не надо... Ты же знаешь, я этого не сделаю.</text:p>
      <text:p text:style-name="P45"><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5"><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5"><text:span text:style-name="T8">Аликорница уселась н</text:span>а пол <text:span text:style-name="T8">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5"><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5"><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8">– </text:span>Вот, читай отсюда. <text:span text:style-name="T8">– а</text:span>ликорница подчеркнула абзац копытом.</text:p>
      <text:p text:style-name="P45"/>
      <text:p text:style-name="P47">***</text:p>
      <text:p text:style-name="P47"/>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text:soft-page-break/>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lt;<text:span text:style-name="T15">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text:soft-page-break/>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
      <text:p text:style-name="P4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text:soft-page-break/>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41">–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07" text:outline-level="2"><text:span text:style-name="T8">5. </text:span>Индиго</text:h>
      <text:p text:style-name="P41"/>
      <text:p text:style-name="P41">Я шёл в королевскую столовую, поигрывая ручкой в пальцах. С позавчерашнего дня жизнь пошла <text:soft-page-break/>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oft-page-break/><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я его знаю!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text:soft-page-break/>–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7">***</text:p>
      <text:p text:style-name="P45">&lt;<text:span text:style-name="T37">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text:soft-page-break/>–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text:soft-page-break/>–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Ишь ты!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text:soft-page-break/>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text:soft-page-break/>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 Вроде да. Хотя, по-моему, дело уже не в муравьях.</text:p>
      <text:p text:style-name="P45">– По-моему, тоже. – рассмеялась аликорница. – Продолжай...</text:p>
      <text:p text:style-name="P45"/>
      <text:h text:style-name="P106" text:outline-level="2">6. Стыд</text:h>
      <text:p text:style-name="P45"/>
      <text:p text:style-name="P48">~~~ Завтра на семь в библиотеке ~~~</text:p>
      <text:p text:style-name="P48"/>
      <text:p text:style-name="P45">–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text:soft-page-break/>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саквояж и сунул его в рюкзак.</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7">***</text:p>
      <text:p text:style-name="P45"/>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text:soft-page-break/>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text:soft-page-break/>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38">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text:soft-page-break/>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oft-page-break/><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3">старший. </text:span><text:span text:style-name="T2">–</text:span><text:span text:style-name="T3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text:soft-page-break/>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text:soft-page-break/>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8">—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5"/>
      <text:p text:style-name="P47">***</text:p>
      <text:p text:style-name="P45"/>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8">—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Тия. Если хочешь.</text:p>
      <text:p text:style-name="P45">– Хорошо. До встречи, Тия.</text:p>
      <text:p text:style-name="P45">– До встречи, Макс.</text:p>
      <text:p text:style-name="P45"/>
      <text:h text:style-name="Heading_20_2" text:outline-level="2"><text:span text:style-name="T1">8</text:span>. <text:span text:style-name="T8">40-6</text:span></text:h>
      <text:p text:style-name="P56">Mark Knopfler — Hill Farmers Blues — или на следующую главу (прощание)</text:p>
      <text:p text:style-name="P45"/>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5"><text:soft-page-break/>Тоже мне, философ выискался, Диоген копытный! Вот не люблю, когда всякие "гуру" с глубокомысленным видом порют чушь. Эквестрия <text:span text:style-name="T10">—</text:span> отличная страна, пони <text:span text:style-name="T10">— </text:span><text:span text:style-name="T8">прекрасные создания, порядки тут отличные!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9"> </text:span><text:span text:style-name="T30">— вся архитектура явно </text:span><text:span text:style-name="T26">была </text:span><text:span text:style-name="T30">заточена под крылатых. Таких, для которых приземлиться на балкон в тронном зале или уйти через портик на крыше</text:span><text:span text:style-name="T39"> </text:span><text:span text:style-name="T30">— обычное дело. </text:span><text:span text:style-name="T39">Хорошо, что ежедневные посещения каретной мастерской подняли мой тонус, изрядно посаженный сидячим образом жизни.</text:span></text:p>
      <text:p text:style-name="P1"><text:span text:style-name="T3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6">Каменный пол комнаты был покрыт розовым ковром с длиннейшим ворсом.</text:span><text:span text:style-name="T30"> </text:span><text:span text:style-name="T26">Его центр занимал высокий </text:span><text:span text:style-name="T30">кругл</text:span><text:span text:style-name="T26">ый</text:span><text:span text:style-name="T30"> матрац </text:span><text:span text:style-name="T26">с</text:span><text:span text:style-name="T30"> велик</text:span><text:span text:style-name="T26">им</text:span><text:span text:style-name="T30"> множество</text:span><text:span text:style-name="T26">м</text:span><text:span text:style-name="T3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text:soft-page-break/>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5">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text:soft-page-break/>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7">Мне печалиться не стоит</text:p><text:p text:style-name="P97">Жизнь прекрасна и ярка</text:p><text:p text:style-name="P97">Телом молода, душою —</text:p><text:p text:style-name="P97">Как дракон морской мудра</text:p><text:p text:style-name="P97"/><text:p text:style-name="P97">Я видала взлёт империй,</text:p><text:p text:style-name="P97">Я жила среди легенд,</text:p><text:p text:style-name="P97">Древней магии мистерий</text:p><text:p text:style-name="P97">Я прилежнейший студент</text:p><text:p text:style-name="P97"/><text:p text:style-name="P97">Обожаема народом,</text:p><text:p text:style-name="P97">Уважаема врагом,</text:p><text:p text:style-name="P97">Но друзей моих немного,</text:p><text:p text:style-name="P97">Но жжёт душу холодом</text:p><text:p text:style-name="P97"/><text:p text:style-name="P97">Одинока и печальна,</text:p><text:p text:style-name="P97">Недоступна и строга,</text:p><text:p text:style-name="P97">Потеряла изначальный</text:p><text:p text:style-name="P97">Смысл жизни навсегда</text:p><text:p text:style-name="P97"/><text:p text:style-name="P97">Жизнь моя теперь публична,</text:p><text:p text:style-name="P97">Жизнь моя теперь для всех,</text:p><text:p text:style-name="P97">В этом — горе, в этом — счастье,</text:p><text:p text:style-name="P97">В этом плачь и в этом смех.</text:p></text:note-body></text:note>, Тия прополоскала чашки и <text:soft-page-break/>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text:soft-page-break/>–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5">Она призывно отвернула хвост в сторону и опустила голову на ложе, закрыв глаза. Слабый запах <text:soft-page-break/>мускуса смешался с лавандовым. Чувство томления в низу живота было невыносимым, мне ста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неудобства.</text:p>
      <text:p text:style-name="P39"><text:span text:style-name="T8">–</text:span> А водку у вас принято пить?</text:p>
      <text:p text:style-name="P39"><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5"><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text:soft-page-break/>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8">– Это ты называешь “дружбой”? – с </text:span>улыбкой хмыкнул<text:span text:style-name="T8"> я. – </text:span>Мне нравится твоё чувство юмора.</text:p>
      <text:p text:style-name="P45">Аликорница нахмурилась.</text:p>
      <text:p text:style-name="P45"><text:span text:style-name="T8">–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5">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text:soft-page-break/>“...ох, я глупая...”</text:p>
      <text:p text:style-name="P41">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41">–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7">***</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0">– </text:span><text:span text:style-name="T26">Говорят, в Додж </text:span><text:span text:style-name="T32">Джанкшн</text:span><text:span text:style-name="T2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0">– </text:span><text:span text:style-name="T32">А из Пинто Крика уже месяц нет новостей...</text:span></text:p>
      <text:p text:style-name="P5"><text:span text:style-name="T30">– </text:span><text:span text:style-name="T3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3">...“<text:span text:style-name="T1">Что я могу сделать, чтобы вернуть всё назад?</text:span>”</text:p>
      <text:p text:style-name="P13"><text:span text:style-name="T32">– </text:span><text:span text:style-name="T26">Так и сказала?</text:span></text:p>
      <text:p text:style-name="P1"><text:span text:style-name="T30">– </text:span><text:span text:style-name="T26">Да, </text:span><text:span text:style-name="T27">Фэнси</text:span><text:span text:style-name="T2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2">– </text:span><text:span text:style-name="T26">Что бы это значило, Флер?</text:span></text:p>
      <text:p text:style-name="P13"><text:span text:style-name="T32">– </text:span><text:span text:style-name="T2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5">…</text:p>
      <text:p text:style-name="P50"><text:soft-page-break/>–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0">– Куда проваливаться?</text:p>
      <text:p text:style-name="P50">– Они не знают. В тех провалах не видно дна...</text:p>
      <text:p text:style-name="P50">…</text:p>
      <text:p text:style-name="P5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0">– Леди и джентлькольты! Приём окончен! Её Высочество Принцесса Селестия будет рада видеть <text:s/>вас в следующую среду!</text:p>
      <text:p text:style-name="P5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9">— </text:span><text:span text:style-name="T2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9">—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text:soft-page-break/>Если, конечно, хочешь порадовать.</text:p>
      <text:p text:style-name="P40">Я сделал вид, что не заметил полунамёка в последнем предложении. Выяснять отношения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А в мешочке что?</text:p>
      <text:p text:style-name="P41"><text:soft-page-break/>– Немного денег. Пусть ты и зол на меня, 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text:span text:style-name="T9">&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9">&gt;</text:span></text:p>
      <text:p text:style-name="P1"><text:span text:style-name="T31">&lt;</text:span><text:span text:style-name="T41">Mark Knopfler - </text:span><text:span text:style-name="T40">Hill Farmer's Blues</text:span><text:span text:style-name="T31">&gt;</text:span></text:p>
      <text:p text:style-name="P42">***</text:p>
      <text:p text:style-name="P41"/>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м, а со мной связан элементаль?</text:p>
      <text:p text:style-name="P48">– Конечно, Эйприл. В каждом из нас есть её бессмертная искорка.</text:p>
      <text:p text:style-name="P1"><text:span text:style-name="T2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48">– Ты прав. И, видя мир и согласие среди своих подопечных, обрадовались элементали трёх пони-рас. И тоже объединились. Так возникли аликорны.</text:p>
      <text:p text:style-name="P48">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text:soft-page-break/>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48">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48">Тут и сказке конец. А теперь, Эйприл, залазь на полку и закрывай глазки.</text:p>
      <text:p text:style-name="P48">– Ну м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3"/>
      <text:p text:style-name="P21">***</text:p>
      <text:p text:style-name="P13"/>
      <text:p text:style-name="P1"><text:span text:style-name="T8">&lt;</text:span><text:span text:style-name="T18">Макс идёт на базар скупиться продуктами – и встречает Эпплджек за прилавком. Знакомство</text:span><text:span text:style-name="T8">&gt;</text:span></text:p>
      <text:p text:style-name="P1"><text:span text:style-name="T8">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pan><text:soft-page-break/><text:span text:style-name="T8">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span></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text:p>
      <text:p text:style-name="P1"><text:s/>А вот...</text:p>
      <text:p text:style-name="P1"><text:span text:style-name="T30">–</text:span><text:span text:style-name="T26"> Эй,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13"><text:span text:style-name="T32">– Ты что, как-тя-там, впервые на базаре? Так таращишься по сторонам, как будто морковку с картохой впервые в жизни увидел.</text:span></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13"><text:span text:style-name="T32">– Слышь, ты сидру перепил, или как? Чёй-та тебя мои фланки заинтересовали? Если хочешь подкатить оглобли, дак сначала я тя сводить на кино с конфетами должна.</text:span></text:p>
      <text:p text:style-name="P41">Так и есть! На крупе кобылки красовались три яблока. Вот только, блин, как её звали-то?</text:p>
      <text:p text:style-name="P13"><text:span text:style-name="T32">– <text:s/>Прошу прощения, Аппл.. Эппл.. Эпплхэт?</text:span></text:p>
      <text:p text:style-name="P13"><text:span text:style-name="T32">– Ща залеплю оплеуху. – мрачно процедила пони. – Мало того, что таращится, как василиск, так ещё и издевается.</text:span></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Приятно было познакомиться, Эпплджек.</text:p>
      <text:p text:style-name="P41">Я повернулся было уходить.</text:p>
      <text:p text:style-name="P41">– Эй, как-тя-там?</text:p>
      <text:p text:style-name="P41">– Да? – я повернулся обратно.</text:p>
      <text:p text:style-name="P13"><text:span text:style-name="T32">– А то б купил пару яблок? У меня за весь день ни шиша покупателей. То есть, полный облом, хоть в лужу свисти.</text:span></text:p>
      <text:p text:style-name="P13"><text:span text:style-name="T32">Я вернулся к прилавку.</text:span></text:p>
      <text:p text:style-name="P13"><text:span text:style-name="T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text:span><text:soft-page-break/><text:span text:style-name="T32">большие, гладкие и в пупырышках.</text:span></text:p>
      <text:p text:style-name="P13"><text:span text:style-name="T32">– Сколько стоят вот эти? – указал я на кучку красных яблок размером с треть арбуза каждое.</text:span></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ты, я вижу, издалека: я отродясь таких, как ты, в Понивилле не видела. Как и где-либо ещё, впрочем. Давай я тебе малёхо про цены на еду расскажу, чтоб тебя наши барыги не взули. Не баись, слову Эпплджек можно верить — это тебе любой в Понивилле скажет.</text:p>
      <text:p text:style-name="P41">Я улыбнулся и кивнул в ответ. Ситуация начала выправляться.</text:p>
      <text:p text:style-name="P117">– Вот, смотри: Ред Делишес, что ты выбрал, у меня стоят по двадцать битов за штуку. Не самая дешёвая цена на базаре, это верно, но у меня яблоки лучшие в Понивилле и окрестностях. Если для тебя это дорого, вооон за тем прилавком стоит Эппл Коблер, у неё подешевле будет. <text:span text:style-name="T42">Хотя у неё не такие крупные и сладкие. Вот эти, мелкие, китайка, — стоят всего по десять битов кучка. Если хочешь на ужин кукурузу, то початок стоит четыре бита. Морковь стоит бит две штучки, но у Голден Харвест можно купить дешевле. Томаты можешь купить у той кобылки, Ромы, по два бита за три штуки. Вишни есть вооон у того жлоба в бейсболке за десять бит штучка — но я бы не советовала. Через пару недель и у нас появятся, тогда цена на них упадёт.</text:span></text:p>
      <text:p text:style-name="P119">– <text:span text:style-name="T43">А сколько стоят вот эти радужные яблоки? – указал я на небольшую кучку яблок удивительной расцветки, прикрытую мешковиной.</text:span></text:p>
      <text:p text:style-name="P118">– <text:span text:style-name="T43">Вольт-яблоки?</text:span></text:p>
      <text:p text:style-name="P41"/>
      <text:p text:style-name="P41">&lt;<text:span text:style-name="T1">В конце Макс спрашивает, как пройти к библиотеке. Эпплджек кручинится, что Спайк уже ушёл. Но потом подзывает Дэш/Пинки </text:span>&gt;</text:p>
      <text:p text:style-name="P41"/>
      <text:p text:style-name="P13"><text:span text:style-name="T32">&lt;</text:span><text:span text:style-name="T20">Макс покупает у Эпплджек яблоки. Они разговаривают. Эпплджек жалуется, что Понивилль пустеет – пони пропадают, многие уезжают в Кантерлот и другие крупные города (Мэйнхэттэн). Макс помогает починить Эпплджек повозку. Она окончательно оттаивает и называет его сахарком. Они расстаются друзьями</text:span><text:span text:style-name="T32">&gt;</text:span></text:p>
      <text:p text:style-name="P41"/>
      <text:p text:style-name="P13"><text:span text:style-name="T32">Как подумаю, что с полными корзинами домой возвращаться придётся — шляпу до крупа натянуть хочется.</text:span></text:p>
      <text:p text:style-name="P41"/>
      <text:p text:style-name="P41"/>
      <text:p text:style-name="P13">&lt;ссора с ЭпплДжэк, знакомство со Спайком. Цветы, купленные Спайком, Макс потом увидит в вазочке в библиотеке&gt;</text:p>
      <text:p text:style-name="P13"/>
      <text:p text:style-name="P13"/>
      <text:p text:style-name="P13"/>
      <text:p text:style-name="P13"/>
      <text:p text:style-name="P13"/>
      <text:p text:style-name="P41">– Э-э-э… Добрый день?</text:p>
      <text:p text:style-name="P41"><text:soft-page-break/>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день, человек Макс.</text:p>
      <text:p text:style-name="P41">Йопт!</text:p>
      <text:p text:style-name="P41">– Извиняюсь за нескромность, а откуда тебе про меня известно?</text:p>
      <text:p text:style-name="P41">–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Text_20_body">“Вот неугомонная” <text:span text:style-name="T30">– подумал я об аликорнице с теплотой.</text:span></text:p>
      <text:p text:style-name="Text_20_body"/>
      <text:p text:style-name="Text_20_body"/>
      <text:p text:style-name="Text_20_body"/>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8">–</text:span> Привет, Твайлайт Спаркл! Ещё не поздно?</text:p>
      <text:p text:style-name="P2"><text:span text:style-name="T8">–</text:span> Привет! <text:span text:style-name="T8">–</text:span> Твайлайт оторвалась от полки, поставив на место толстенный пыльный фолиант. <text:span text:style-name="T8">–</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8">–</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8">–</text:span> Это плохо! <text:span text:style-name="T8">–</text:span> Твайлайт помрачнела. <text:span text:style-name="T8">–</text:span> Сон <text:span text:style-name="T8">—</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8">–</text:span> Да, по себе знаю, недосып <text:span text:style-name="T8">—</text:span> одна из паршивейших вещей на свете. <text:span text:style-name="T8">–</text:span> Я уселся на ступеньку лестницы. <text:span text:style-name="T8">– </text:span>Тут такое дело… Тебе удалось что-то узнать про неведомую угрозу, о которой говорила Селестия?</text:p>
      <text:p text:style-name="P2"><text:span text:style-name="T8">–</text:span> Ты про сны о Радужной Фабрике выпускников лётной академии? <text:span text:style-name="T8">–</text:span> Твайлайт отрицательно покачала головой. <text:span text:style-name="T8">–</text:span> Нашла несколько сонников, в самом древнем написано, что сны <text:span text:style-name="T8">—</text:span> ворота в другой мир. Про Фабрику Радуг <text:span text:style-name="T8">—</text:span> ни слова.</text:p>
      <text:p text:style-name="P2"><text:span text:style-name="T8">–</text:span> М-м-м. В описании заклинания Свирл упоминал гармонию. Я и подумал, а что, если это кат-то связано с тобой и твоими друзьями?</text:p>
      <text:p text:style-name="P2"><text:span text:style-name="T8">–</text:span> Хм. Ты так думаешь? <text:span text:style-name="T8">–</text:span> Единорожка вытащила с помощью магии засаленый том из угловой полки с знакомым названием: “Основы магического искусства”.</text:p>
      <text:p text:style-name="P2"><text:span text:style-name="T8">–</text:span> М-м-м… “...на укрепление гармонии нашего континуума...”.</text:p>
      <text:p text:style-name="P2">Твайлайт начала в возбуждении ходить по читальному залу.</text:p>
      <text:p text:style-name="P2"><text:span text:style-name="T8">–</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1">заклинание равновесия, в описании к которому есть ссылка на заклинание роста </text:span><text:span text:style-name="T22">(вставить шутку в стиле Влада)</text:span><text:span text:style-name="T2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oft-page-break/><text:span text:style-name="T8">–</text:span> Элементы-шмелементы, <text:span text:style-name="T8">–</text:span> проворчал Спайк, выкарабкиваясь из-под Твайлайт, <text:span text:style-name="T8">–</text:span> привет, Макс (мы с ним виделись пару раз в Кантерлоте). Ты как, не ушиблась? <text:span text:style-name="T8">–</text:span> Дракончик повернулся к единорожке <text:span text:style-name="T8">&lt;</text:span><text:span text:style-name="T16">аликорнице?</text:span><text:span text:style-name="T8">&gt;</text:span>.</text:p>
      <text:p text:style-name="P2"><text:span text:style-name="T8">–</text:span> Да нет, всё в порядке, Спайк. <text:span text:style-name="T8">–</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8">–</text:span> Вообще-то говоря, мне каждеся, внешняя сила <text:span text:style-name="T1">—</text:span> это я. Я точно произошёл не в Эквестрии и вообще не в этом мире.</text:p>
      <text:p text:style-name="P2"><text:span text:style-name="T8">–</text:span> Да, логично, <text:span text:style-name="T8">–</text:span> сказала в нос Твайлайт. <text:span text:style-name="T8">–</text:span> Могла бы и сама догадаться.</text:p>
      <text:p text:style-name="P2"><text:span text:style-name="T8">–</text:span> Но проблема в том, что я не знаю, ак помочь вам. Может, я какая-то неправильная сила? <text:span text:style-name="T8">–</text:span> Я поправил платок на носу Твайлайт.</text:p>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2"><text:span text:style-name="T8">–</text:span> Да, печально получилось <text:span text:style-name="T8">&lt;</text:span><text:span text:style-name="T16">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8">–</text:span> Нууу, я не думаю, что это описан наша Терра. У нас ничего подобного не водится.</text:p>
      <text:p text:style-name="P2"><text:span text:style-name="T8">–</text:span> Да? Ну ладно. В конце-концов, это всего лишь миф. Свирл Бородатый, правда, упоминал о двух случаях встреч с существами, похожими на вас. <text:span text:style-name="T8">–</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8">–</text:span> Печенье испёк Спайк. Он на удивление искусный повар, когда на него находит вдохновение.</text:p>
      <text:p text:style-name="P2"><text:span text:style-name="T8">–</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oft-page-break/><text:span text:style-name="T8">–</text:span> Угу, вот именно. Сейчас имеем “большое возмущение гармонии”.</text:p>
      <text:p text:style-name="P2">Твайлайт прижала копыта к вискам.</text:p>
      <text:p text:style-name="P2"><text:span text:style-name="T8">–</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8">&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8">&gt;</text:span></text:p>
      <text:p text:style-name="P14"/>
      <text:p text:style-name="P2"><text:span text:style-name="T8">–</text:span> Хорошо, у тебя есть какие-то встречные предложения?</text:p>
      <text:p text:style-name="P2">Твайлайт задумчиво прошлась вдоль книжной полки.</text:p>
      <text:p text:style-name="P2"><text:span text:style-name="T8">–</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8">–</text:span> Для духа я слишком материален.</text:p>
      <text:p text:style-name="P2"><text:span text:style-name="T8">–</text:span> Я знаю. Но ничего более подходящего в голову не приходит. Приходи завтра после обеда. Хорошо?</text:p>
      <text:p text:style-name="P2"><text:span text:style-name="T8">–</text:span> Хорошо, Твайлайт. Приду. Спокойной ночи!</text:p>
      <text:p text:style-name="P2"><text:span text:style-name="T8">–</text:span> Спокойной ночи, Макс!</text:p>
      <text:p text:style-name="P2"/>
      <text:h text:style-name="P110"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2">&gt;</text:span></text:p>
      <text:p text:style-name="P43">&lt;<text:span text:style-name="T1">О рейде пони-рейнджеров Максу рассказывает Луна во время его возвращения в Кантерлот после исчезновения Селестии.</text:span>&gt;</text:p>
      <text:p text:style-name="P41"><text:soft-page-break/></text:p>
      <text:p text:style-name="P46">&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6"/>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1"><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4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8">&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4"/>
      <text:h text:style-name="P109"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text:soft-page-break/>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4">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soft-page-break/>***</text:p>
      <text:p text:style-name="P2"><text:span text:style-name="T8">&lt;</text:span><text:span text:style-name="T16">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5">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text:soft-page-break/>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5">???</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09"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text:soft-page-break/>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5">гидрорысью</text:span><text:span text:style-name="T8">&gt;</text:span> и нападением <text:span text:style-name="T8">&lt;</text:span><text:span text:style-name="T15">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5">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oft-page-break/><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oft-page-break/><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 </text:span>Душновато как-то, <text:span text:style-name="T8">–</text:span> Селестия встала с подушек и приоткрыла дверь на балкон. <text:span text:style-name="T8">–</text:span> Тебе не холодно?</text:p>
      <text:p text:style-name="P2"><text:span text:style-name="T8">–</text:span> Нет, вполне тепло. <text:span text:style-name="T8">–</text:span> Я тоже встал с подушек размять затёкшие ноги.</text:p>
      <text:p text:style-name="P2"><text:span text:style-name="T8">–</text:span> Уборная там. <text:span text:style-name="T8">–</text:span> Селестия показала на неприметную дверцу за занавеской в углу.</text:p>
      <text:p text:style-name="P2"><text:span text:style-name="T8">–</text:span> Как ты догадалась? <text:span text:style-name="T8">–</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8">&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15">Принцесс. (тело Влада разбилось, но сущность успела перенестись в Эквестрию).</text:span><text:span text:style-name="T8">&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8">–</text:span> То есть, Кимеринн видел человека у развалин замка?</text:p>
      <text:p text:style-name="P2"><text:span text:style-name="T8">–</text:span> Скорее всего, да. Правда, впоследствии он уже не был так уверен <text:span text:style-name="T8">—</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8">–</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8">–</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8">–</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3"><text:soft-page-break/></text:p>
      <text:p text:style-name="P46">Она вытянула шею и начала по очереди сгибать-разгибать ноги, разминая суставы.</text:p>
      <text:p text:style-name="P46"><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09" text:outline-level="2">В библиотеке замка Селестии</text:h>
      <text:p text:style-name="P78"/>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5">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5">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15">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09" text:outline-level="2">Понивилль</text:h>
      <text:p text:style-name="P2"/>
      <text:h text:style-name="P109"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oft-page-break/><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text:soft-page-break/>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8">&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text:soft-page-break/>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78"/>
      <text:p text:style-name="P2"><text:span text:style-name="T8">&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8">–</text:span> Готова, <text:span text:style-name="T8">–</text:span> процедила она.</text:p>
      <text:p text:style-name="P31">В сон отправились сразу три пони <text:span text:style-name="T8">—</text:span> Рэрити, Рэйнбоу Дэш и Пинки. Пинки после пробуждения Макса пробуждается безумной <text:span text:style-name="T8">—</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text:soft-page-break/>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8">&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8">&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5">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oft-page-break/><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5">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5">Дэш расплачивается за Макса в кафе. Когда тот спрашивает, почему она и Пинки платят за него, </text:span><text:soft-page-break/><text:span text:style-name="T15">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5">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8">&gt;</text:span></text:p>
      <text:p text:style-name="P14"/>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18">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text:soft-page-break/>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text:soft-page-break/>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5">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h text:style-name="P10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8">&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8">&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8">—</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8">&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8">&gt;</text:span></text:p>
      <text:p text:style-name="P14"/>
      <text:p text:style-name="P2"><text:span text:style-name="T8">– </text:span>... я слишком приблизилась к экрану и меня стало тянуть к нему. Пони, ждущий своей очереди, еле увернулся от меня <text:span text:style-name="T8">—</text:span> так быстро я неслась к экрану, <text:span text:style-name="T8">–</text:span> возбуждённо говорила Рэрити, <text:span text:style-name="T8">–</text:span> но тут… <text:span text:style-name="T8">–</text:span> она <text:soft-page-break/>запнулась.</text:p>
      <text:p text:style-name="P2"><text:span text:style-name="T8">–</text:span> Да? Что “тут”? <text:span text:style-name="T8">–</text:span> Твайлайт была вся внимание.</text:p>
      <text:p text:style-name="P2"><text:span text:style-name="T8">–</text:span> Тут я проснулась.</text:p>
      <text:p text:style-name="P2"><text:span text:style-name="T8">–</text:span> О, понятно. Я была вынуждена прервать ваше сновидение, так как Макс очень плохо выглядел. <text:span text:style-name="T8">–</text:span> <text:span text:style-name="T1">о</text:span>бъяснила Твайлайт. <text:span text:style-name="T8">–</text:span> В твоих манекенах в бутике больше жизни, чем тогда было в нём <text:span text:style-name="T8">–</text:span> она указала копытом на меня. <text:span text:style-name="T8">–</text:span> Но даже то, что ты успела увидеть, очень интересно. Сфера из светящихся пони <text:span text:style-name="T8">–</text:span> это, конечно же, Эгрегор Эквестрии. Место, откуда берутся и куда уходят все пони</text:p>
      <text:p text:style-name="P2">(<text:span text:style-name="T8">&lt;</text:span><text:span text:style-name="T15">согласовать с тем, что говорил Анакорн о Р/Д</text:span><text:span text:style-name="T8">&gt;</text:span>). </text:p>
      <text:p text:style-name="P2">Об этом Эгрегоре пишется в книге <text:span text:style-name="T8">&lt;</text:span><text:span text:style-name="T15">Изменчивой Магии</text:span><text:span text:style-name="T8">&gt;</text:span>. То, что Рэрити удалось его увидеть <text:span text:style-name="T8">—</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8">–</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8">–</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8">&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8">&gt;</text:span></text:p>
      <text:p text:style-name="P2"/>
      <text:p text:style-name="P2"><text:span text:style-name="T8">–</text:span> Хммм… <text:span text:style-name="T8">–</text:span> Твайлайт в задумчивости остановилась перед одной из полок. <text:span text:style-name="T8">–</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8">–</text:span> И самое главное… <text:span text:style-name="T8">–</text:span> Рэрити задумчиво потерла висок. <text:span text:style-name="T8">–</text:span> В той очереди, совсем близко к экрану стояла она…</text:p>
      <text:p text:style-name="P2"><text:span text:style-name="T8">–</text:span> Кто <text:span text:style-name="T8">—</text:span> она? <text:span text:style-name="T8">–</text:span> повернулась Твайлайт.</text:p>
      <text:p text:style-name="P2"><text:span text:style-name="T8">–</text:span> Её Высочество, принцесса Селестия...</text:p>
      <text:p text:style-name="P2"/>
      <text:p text:style-name="P2"><text:span text:style-name="T8">&lt;</text:span><text:span text:style-name="T15">Подходя к замку Принцесс, Дэш рассказывает Максу обо сне, который она утаила - с Леро.</text:span><text:span text:style-name="T8">&gt;</text:span> </text:p>
      <text:p text:style-name="P2"/>
      <text:p text:style-name="P2"><text:span text:style-name="T8">&lt;</text:span><text:span text:style-name="T15">Кто следующий готов рассказывать?</text:span></text:p>
      <text:p text:style-name="P31">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8">&gt;</text:span></text:p>
      <text:p text:style-name="P2"/>
      <text:p text:style-name="P2"><text:span text:style-name="T8">&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8">–</text:span> original story <text:span text:style-name="T8">–</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8">—</text:span> Эгрегора Эквестрии. Сфера рябит и дрожит, её изображение двоится, троится и множится.</text:p>
      <text:p text:style-name="P31"><text:soft-page-break/>После рассказа РД рассказывает Пинки. При расказе становится ясно её безумие <text:span text:style-name="T8">—</text:span> она становится Пинкаминой из-за её сна <text:span text:style-name="T8">—</text:span> “Кексиков”. Также она видит во сне центр Эгрегора Эквестрии <text:span text:style-name="T8">—</text:span> Селестию. И она видит, как Селестия превращается в набор цифр и уходит в экран <text:span text:style-name="T8">—</text:span> в мир Терры.</text:p>
      <text:p text:style-name="P31">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8">&gt;</text:span></text:p>
      <text:p text:style-name="P14"/>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8">–</text:span> У-у-у <text:span text:style-name="T8">–</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8">–</text:span> Странно, я думала, буду последней. Ведь я опоздала на двадцать минут, а Флатти и Эй-Джей не любят опаздывать.<text:span text:style-name="T8">&lt;</text:span><text:span text:style-name="T16">Привести эти же фразы в оригинале</text:span><text:span text:style-name="T8">&gt;</text:span></text:p>
      <text:p text:style-name="P2"><text:span text:style-name="T8">–</text:span> Он<text:span text:style-name="T1">и</text:span> не придут. <text:span text:style-name="T8">–</text:span> Твайлайт закрыла фолиант и аккуратно вернула его на полку. <text:span text:style-name="T8">–</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8">–</text:span> Знакомься, Макс, <text:span text:style-name="T8">–</text:span> начала представлять человека Твайлайт. <text:span text:style-name="T8">–</text:span> Это Пинки Пай…</text:p>
      <text:p text:style-name="P2"><text:span text:style-name="T8">–</text:span> Очень приятно, Макс.</text:p>
      <text:p text:style-name="P23"><text:soft-page-break/>“Макс? Его зовут Макс? Я помню его под другим именем. У него было двухсложное имя. Не помню…”</text:p>
      <text:p text:style-name="P2"><text:span text:style-name="T8">–</text:span> Рэрити. <text:span text:style-name="T8">–</text:span> Твайлайт представила светло-серую единорожку, которая чуть склонила голову в приветствии.</text:p>
      <text:p text:style-name="P2"><text:span text:style-name="T8">–</text:span> Макс. <text:span text:style-name="T8">–</text:span> <text:span text:style-name="T1">к</text:span>ивнул ей в ответ человек.</text:p>
      <text:p text:style-name="P23">“И волосы у него были длинные… И была шерсть на лице… Но глаза - глаза те же…”</text:p>
      <text:p text:style-name="P2">Макс повернулся к ней.</text:p>
      <text:p text:style-name="P2"><text:span text:style-name="T8">–</text:span> Рэйнбоу Дэш. <text:span text:style-name="T8">–</text:span> <text:span text:style-name="T1">п</text:span>редставилась Дэш, всё ещё пытаясь вспомнить нечто ускользающее.</text:p>
      <text:p text:style-name="P2"><text:span text:style-name="T8">–</text:span> Макс. <text:span text:style-name="T8">–</text:span> <text:span text:style-name="T1">з</text:span>акончил представляться человек.</text:p>
      <text:p text:style-name="P23">“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8">–</text:span> Ну это мы ещё посмотрим, <text:span text:style-name="T8">–</text:span> сцепив зубы, зло прищурилась пегаска.</text:p>
      <text:p text:style-name="P2"/>
      <text:h text:style-name="P10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8">–</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8">&lt;</text:span><text:span text:style-name="T15">Концепция абсолютного зла. Вычеркнуть кого-то из бытия.</text:span></text:p>
      <text:p text:style-name="P2"><text:soft-page-break/><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вычёркивающий</text:span><text:span text:style-name="T8">&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3">“Значит, всё. Вот как это бывает.”</text:p>
      <text:p text:style-name="P2">Она расправила левое крыло.</text:p>
      <text:p text:style-name="P23">“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8">&lt;</text:span><text:span text:style-name="T16">Именно эту сферу (уменьшеную до глобуса) покажет Анакорн Максу во время беседы</text:span><text:span text:style-name="T8">&gt;</text:span> Казалось, сфера хочет разлететься на тысячи подобных сфер, но какая-то сила удерживает их вместе…</text:p>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8">–</text:span> Пинки, что с тобой? <text:span text:style-name="T8">–</text:span> Твайлайт склонилась над розовой пони. <text:span text:style-name="T8">–</text:span> У тебя волосы распрямились. И поседели.</text:p>
      <text:p text:style-name="P2"><text:span text:style-name="T8">–</text:span> Как поседели?! <text:span text:style-name="T8">–</text:span> <text:span text:style-name="T1">в</text:span>оскликнула Рэрити, тоже склоняясь над Пинки. <text:span text:style-name="T8">–</text:span> Дорогая, но ты слишком молода для седины! Я могу порекомендовать тебе очень хороший лосьон…</text:p>
      <text:p text:style-name="P2"><text:span text:style-name="T8">–</text:span> Дайте ей рассказать сон, <text:span text:style-name="T8">–</text:span> протиснулась между подруг РД. <text:span text:style-name="T8">–</text:span> Что ты…</text:p>
      <text:p text:style-name="P2"><text:span text:style-name="T8">–</text:span> А<text:span text:style-name="T1">АА</text:span>!!! <text:span text:style-name="T8">–</text:span> Пинки тонко вскрикнула и затряслась, глядя на РД полными ужаса глазами.</text:p>
      <text:p text:style-name="P2"><text:soft-page-break/><text:span text:style-name="T8">–</text:span> Ты чего? <text:span text:style-name="T8">–</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8">–</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8">–</text:span> Пинки, дорогая, успокойся, <text:span text:style-name="T8">–</text:span> успокоительно проворковала Рэрити, заслонив РД и принявшись обтирать ей лоб влажным полотенцем, <text:span text:style-name="T8">–</text:span> что бы это ни было, оно уже прошло. Ты проснулась.</text:p>
      <text:p text:style-name="P2"><text:span text:style-name="T8">–</text:span> Если тебе тяжело вспоминать сон, не мучайся, <text:span text:style-name="T8">–</text:span> обратилась Твайлайт.</text:p>
      <text:p text:style-name="P2"><text:span text:style-name="T8">–</text:span> Мне не тяжело, - пробормотала Пинки. Вид Рэрити её явно успокаивал. <text:span text:style-name="T8">–</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8">–</text:span> Постой-постой, Пинки. Кто <text:span text:style-name="T1">—</text:span> она? Какое облако? Какая открытая дверь? <text:span text:style-name="T8">–</text:span> <text:span text:style-name="T1">з</text:span>апуталась Твайлайт.</text:p>
      <text:p text:style-name="P2"><text:span text:style-name="T8">–</text:span> Там была дверь. Неподалёку от шара. Или окно <text:span text:style-name="T1">—</text:span> не помню. В него прыгали пони из шара. И туда улетела Она в виде облака цифр. <text:span text:style-name="T8">–</text:span> Пинки растерялась и наморщила лоб, пытаясь вспомнить.</text:p>
      <text:p text:style-name="P2"><text:span text:style-name="T8">–</text:span> А кто такая “Она”? <text:span text:style-name="T8">–</text:span> не выдержала Дэш.</text:p>
      <text:p text:style-name="P2"><text:span text:style-name="T8">– </text:span><text:span text:style-name="T1">ААА</text:span>!!! <text:span text:style-name="T8">–</text:span> Пинки бросила взгляд на РД и забилась в истерике. <text:span text:style-name="T8">–</text:span> Дэш, пожалуйста, я не хотела! Это не я, я не могла! Просто не могла, пойми! Прости меня! <text:span text:style-name="T8">–</text:span> Розовая кобылка в беспамятстве опустилась на пол, закрывая глаза копытами.</text:p>
      <text:p text:style-name="P2"><text:span text:style-name="T8">–</text:span> Это неестественные страдания. <text:span text:style-name="T8">–</text:span> пробормотала Твайлайт. <text:span text:style-name="T8">–</text:span> Пинки никогда не впадала в отчаяние НАСТОЛЬКО глубоко. И по такому пустячному поводу, как какой-то сон.</text:p>
      <text:p text:style-name="P2"><text:span text:style-name="T8">–</text:span> Бедняжка, <text:span text:style-name="T8">–</text:span> прошептала Рэрити, <text:span text:style-name="T8">–</text:span> у неё сейчас вид как у <text:span text:style-name="T8">&lt;</text:span><text:span text:style-name="T15">сумасшедшей кобылы</text:span><text:span text:style-name="T8">&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8">–</text:span> Мда. <text:span text:style-name="T8">–</text:span> Твайлайт беспомощно уставилась в закрывшуюся дверь. <text:span text:style-name="T8">–</text:span> Индрэ не предупреждал о таких последствиях <text:span text:style-name="T8">&lt;</text:span><text:span text:style-name="T15">добавить сочувствия</text:span><text:span text:style-name="T8">&gt;</text:span>.</text:p>
      <text:p text:style-name="P2"/>
      <text:p text:style-name="P2"><text:span text:style-name="T8">&lt;</text:span><text:span text:style-name="T15">После этого случая Тавйлайт решает прекратить сеансы двойного сна. Сеанса с ЭйДжей и Флатти не будет</text:span><text:span text:style-name="T8">&gt;</text:span></text:p>
      <text:p text:style-name="P2"/>
      <text:h text:style-name="P109"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16">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16">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78"/>
      <text:p text:style-name="P2"><text:span text:style-name="T8">–</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8">&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4"/>
      <text:p text:style-name="P2"><text:span text:style-name="T8">&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text:span><text:soft-page-break/><text:span text:style-name="T15">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в срок.</text:span><text:span text:style-name="T8">&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16">Дуглас </text:span><text:span text:style-name="T18">—</text:span><text:span text:style-name="T16"> </text:span><text:span text:style-name="T18">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text:soft-page-break/>Тяжело дыша, Луна вернулась.</text:p>
      <text:p text:style-name="P14"/>
      <text:p text:style-name="P2"><text:span text:style-name="T8">&lt;</text:span><text:span text:style-name="T15">высоко летать нельзя из-за молний</text:span><text:span text:style-name="T8">&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text:span><text:soft-page-break/><text:span text:style-name="T1">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5">двухмесячной</text:span><text:span text:style-name="T8">&gt;</text:span> давности осталось лишь направление движения.</text:p>
      <text:p text:style-name="P2">И опять, как <text:span text:style-name="T8">&lt;</text:span><text:span text:style-name="T15">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text:soft-page-break/>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text:soft-page-break/>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5">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text:soft-page-break/>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5">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text:soft-page-break/>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oft-page-break/><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text:soft-page-break/>–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5">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text:soft-page-break/>–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5">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8">&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5">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5">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5">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5">пять</text:span><text:span text:style-name="T8">&gt;</text:span>длинную прореху в куртке, <text:span text:style-name="T8">&lt;</text:span><text:span text:style-name="T15">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5">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soft-page-break/>***</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5">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5">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5">улучшить</text:span><text:span text:style-name="T8">&gt;</text:span>. А тот случай, когда мне пришлось зашивать тебе куртку после нападения убийц <text:span text:style-name="T8">&lt;</text:span><text:span text:style-name="T15">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78"/>
      <text:p text:style-name="P2"><text:span text:style-name="T8">&lt;</text:span><text:span text:style-name="T15">сначала эпизод - проверка сумки в серверной</text:span><text:span text:style-name="T8">&gt;</text:span></text:p>
      <text:p text:style-name="P2"><text:span text:style-name="T8">&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5">“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8">&lt;</text:span><text:span text:style-name="T15">расширить. Перед кафешкой - диалог с Флатти и ЭйДжей. Все думают, что наконец-то нашли Селестию. Все ликуют</text:span><text:span text:style-name="T8">&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5">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5">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8">&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62"/>
      <text:p text:style-name="P6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2"/>
      <text:p text:style-name="P59">Разговор не клеился.</text:p>
      <text:p text:style-name="P6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2"><text:span text:style-name="T8">– </text:span>Ну хорошо. Убедила. В конце-концов, можем поступить так. Вы с Флатти вернётесь обратно а я продолжу поиски здесь.</text:p>
      <text:p text:style-name="P6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62"><text:span text:style-name="T8">– </text:span>Вы можете связываться со мной раз в месяц по коридору.</text:p>
      <text:p text:style-name="P6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2"><text:soft-page-break/>Эпплджек недоверчиво хмыкнула.</text:p>
      <text:p text:style-name="P62"><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2"><text:span text:style-name="T8">– </text:span>Конечно оставаться. Кто ещё, кроме нас, может найти её?</text:p>
      <text:p text:style-name="P62"><text:span text:style-name="T8">– </text:span>Я думал, ты не сможешь оставить Энджела и всех остальных надолго.</text:p>
      <text:p text:style-name="P62"><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7"><text:span text:style-name="T8">– </text:span>Извини, Флаттершай, забылся.</text:p>
      <text:p text:style-name="P67"><text:span text:style-name="T8">– </text:span>Та ладно, я ж не против, – возразила Эпплджек. – Не парься, Флатти. Было б хуже, если б он <text:s/>назвал меня Эпплджек на людях.</text:p>
      <text:p text:style-name="P67"><text:span text:style-name="T8">– </text:span>Ты так... – запнулась Флаттершай. – Так быстро забыла свою ферму. И...</text:p>
      <text:p text:style-name="P6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7"><text:span text:style-name="T8">– </text:span>Как ты можешь так говорить? – расплакалась Флаттершай.</text:p>
      <text:p text:style-name="P67"><text:span text:style-name="T8">– </text:span>Эй, девушки, не ссорьтесь! Мы — одна команда! И надеюсь, останемся ею и в дальнейшем. </text:p>
      <text:list xml:id="list8250106039300651486"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7"><text:span text:style-name="T8">– </text:span>А если нет? – Эпплджек смотрела мне мне прямо в глаза.</text:p>
      <text:list xml:id="list164530322172099" text:continue-numbering="true" text:style-name="L5">
        <text:list-header>
          <text:p text:style-name="P120">Я молча пожал плечами. Эпплджек уверенно продолжила.</text:p>
        </text:list-header>
      </text:list>
      <text:p text:style-name="P6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7"><text:span text:style-name="T8">– </text:span>Спасибо, ЭйДжей.</text:p>
      <text:p text:style-name="P6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64530414791538" text:continue-numbering="true" text:style-name="L5">
        <text:list-header>
          <text:p text:style-name="P120">Флаттершай пробормотала нечто, показавшееся мне знакомым.</text:p>
        </text:list-header>
      </text:list>
      <text:p text:style-name="P67"><text:span text:style-name="T8">– </text:span>Флатти, ты что-то сказала? Я не расслышал.</text:p>
      <text:p text:style-name="P67"><text:span text:style-name="T8">– </text:span>Намерение Изменяет Реальность.</text:p>
      <text:p text:style-name="P67"><text:span text:style-name="T8">– </text:span>Эээ. А где ты слышала эту фразу, если не секрет?</text:p>
      <text:p text:style-name="P6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64530377834613"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7"><text:span text:style-name="T8">– </text:span>Флатти, ЭйДжей, буду через час. Ждите!</text:p>
      <text:p text:style-name="P62"><text:soft-page-break/></text:p>
      <text:h text:style-name="P108" text:outline-level="2">Почти.</text:h>
      <text:p text:style-name="P76"/>
      <text:p text:style-name="P67">В офисе меня встретил лыбящийся Стас.</text:p>
      <text:p text:style-name="P6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7">Я уставился на Стаса и он, захлёбываясь от торопливости, начал <text:span text:style-name="T8">расказывать</text:span>.</text:p>
      <text:p text:style-name="P6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7">– Ты его уничтожил?</text:p>
      <text:p text:style-name="P67">– Кого?</text:p>
      <text:p text:style-name="P67">– Этический модуль. Селестию.</text:p>
      <text:p text:style-name="P6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7">– Ты его уничтожил?</text:p>
      <text:p text:style-name="P6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7">– То есть, на домашнем компьютере Влада модуль работает и дальше?</text:p>
      <text:p text:style-name="P67">– Ага. К нему-то у меня доступа нету. Но в кластер к Нексусу он больше не пролезет.</text:p>
      <text:p text:style-name="P67">– Спасибо, Стас. Ты молодец.</text:p>
      <text:p text:style-name="P67">Ниточка, чуть было не прервавшаяся в офисе, повела в квартиру Влада.</text:p>
      <text:p text:style-name="P67"/>
      <text:h text:style-name="P108" text:outline-level="2">Дискорд</text:h>
      <text:p text:style-name="P78"/>
      <text:p text:style-name="P76">Девушки поспешно собирались, пока я растолковывал им задачу.</text:p>
      <text:p text:style-name="P7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8">– </text:span>Это тот твой приятель, который разбился с полгода назад? – спросила Эпплджек.</text:p>
      <text:p text:style-name="P76"><text:span text:style-name="T8">– </text:span>Да, это он.</text:p>
      <text:p text:style-name="P76"><text:span text:style-name="T8">– </text:span>А как мы попадём в его квартиру? Там сейчас кто-то живёт? – Флаттершай прыгала на одной ноге, натягивая кед.</text:p>
      <text:p text:style-name="P7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5">Плохо написано!</text:span><text:span text:style-name="T8">&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8">– </text:span>Макс, что случилось? У нас проблемы?</text:p>
      <text:p text:style-name="P7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8">– </text:span>Так что, будем ломать дверь? – Эпплджек критически осмотрелась, подмечая бабулек на лавочке и зевак во внутреннем скверике.</text:p>
      <text:p text:style-name="P77"><text:span text:style-name="T8">– </text:span>Нет нужды. Лучше станьте-ка сзади меня так, чтобы заслонить от этих бабулек и от вооон той камеры наблюдения.</text:p>
      <text:list xml:id="list2693189469510555172"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7">Раздался лёгкий «кряк» и дверь подалась.</text:p>
      <text:p text:style-name="P98"><text:span text:style-name="T8">– </text:span>Девушки, заходим.</text:p>
      <text:p text:style-name="P6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7">Прихожая встретила нас толстым слоем пыли. Мы тихонько прошли внутрь и я закрыл дверь изнутри.</text:p>
      <text:p text:style-name="P62"><text:span text:style-name="T1">Компьютер</text:span> стоял там же, где и обычно <text:span text:style-name="T1">— в личном кабинете Влада на столе у окна.</text:span></text:p>
      <text:p text:style-name="P98"><text:span text:style-name="T8">– </text:span>Макс, тут окно разбито! И верёвка какая-то висит. – крикнула Флаттершай из кухни.</text:p>
      <text:p text:style-name="P98"><text:soft-page-break/><text:span text:style-name="T8">– </text:span>Оставь, Флатти, не сейчас! – отмахнулся я.</text:p>
      <text:p text:style-name="P104">Лампочка питания на ноутбуке горела, <text:s/>но подключенный монитор оставался тёмным. Я постучал по пробелу, но безрезультатно.</text:p>
      <text:p text:style-name="P9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98"><text:span text:style-name="T8">– </text:span>Монитор выключен. – <text:s/>раздалось из угла. Кресло с высокой спинкой повернулось, открыв нашим взорам Дискорда. </text:p>
      <text:p text:style-name="P9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8">Он приподнял панамку, дурашливо здороваясь.</text:p>
      <text:p text:style-name="P98"><text:span text:style-name="T8">– </text:span>Оп-па! – пробормотала Эпплджек. – Нежданчик!</text:p>
      <text:p text:style-name="P98"><text:span text:style-name="T8">– </text:span>Ты, я вижу, времени не терял, – моя рука под прикрытием стола медленно тянулась к тяжёлой фарфоровой кружке, стоящей на краю.</text:p>
      <text:p text:style-name="P79"><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8">– </text:span>А почему ты вообще решил искать нас тут? – спросила Эпплджек. – Приехал бы домой. Мы б тебя чаем напоили.</text:p>
      <text:p text:style-name="P79"><text:span text:style-name="T8">– </text:span>Видишь ли, дорогая Эй-Джей, я с самого начала знал, где находится наша уважаемая принцесса, а времени в обрез, так что...</text:p>
      <text:p text:style-name="P85">В проёме дверей появилась Флаттершай.</text:p>
      <text:p text:style-name="P79"><text:span text:style-name="T8">– </text:span>С кем это вы тут разговариваете?</text:p>
      <text:list xml:id="list7210603093731501549"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5">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8">На лице Дискорда появилось удивлённо-мечтательное выражение и он вырубился.</text:p>
      <text:p text:style-name="P98"/>
      <text:h text:style-name="P109" text:outline-level="2">Селестия</text:h>
      <text:p text:style-name="P98"/>
      <text:p text:style-name="P78">&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8">Включенный монитор показал схематическое изображение Селестиии, </text:p>
      <text:p text:style-name="P99"><text:soft-page-break/>&gt;\<text:span text:style-name="T1">Привет, Селестия. Это Макс. Как себя чувствуешь?</text:span></text:p>
      <text:p text:style-name="P99">&lt;\<text:span text:style-name="T1">Макс? МАКС??? МА-А-А-АКС!!! НАКОНЕЦ-ТО! КАК Я РАДА ТЕБЯ СЛЫШАТЬ! </text:span></text:p>
      <text:p text:style-name="P99">&gt;\<text:span text:style-name="T1">Я рад, что нашёл тебя, Тия.</text:span></text:p>
      <text:p text:style-name="P9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9">&gt;\<text:span text:style-name="T1">Тия, я сейчас подключу микрофон и колонки, и мы сможем общаться более удобно.</text:span></text:p>
      <text:p text:style-name="P98">…</text:p>
      <text:p text:style-name="P98">– Привет опять. Как ты меня слышишь?</text:p>
      <text:p text:style-name="P9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9">– <text:span text:style-name="T1">Могу себе представить. Как-то раз я провёл три часа камере сенсорной депривации. Мне не понравилось.</text:span></text:p>
      <text:p text:style-name="P98">– Эммм... Ваше Высочество, вы в порядке? Мы так рады, что наконец-то нашли Вас! – вклинилась в разговор Эпплджек.</text:p>
      <text:p text:style-name="P98">– Кто тут? Макс, кто ещё с тобой?</text:p>
      <text:p text:style-name="P99"><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9">– <text:span text:style-name="T1">Девочки? Я рада вас слышать. А Твайлайт нет рядом?</text:span></text:p>
      <text:p text:style-name="P9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8">При этих словах Дискорд замычал и задёргался. Эпплджек нахмурилась и проверила верёвки, привязывающие его к спинке стула.</text:p>
      <text:p text:style-name="P9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8">– Ноутбук — так называется место, где я нахожусь сейчас? А кто это мычит?</text:p>
      <text:p text:style-name="P9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8">– О, духи предков, но зачем??? Почему у него кляп во рту?</text:p>
      <text:p text:style-name="P98">– Мы связали его. Он нас предал. И тебя. И Эквестрию. Всех.</text:p>
      <text:p text:style-name="P98">При этих словах Эпплджек и Флаттершай непонимающе уставились на меня, а Дискорд протестующе замычал.</text:p>
      <text:p text:style-name="P98">Я начал рассказывать о своих догадках, и непонимающее выражение на лицах девушек сменилось удивлением.</text:p>
      <text:p text:style-name="P9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8">– А зачем тогда ты приложила его книгой? – непонимающе уставился я на неё.</text:p>
      <text:p text:style-name="P98">– Потому что ты напал на него. Я и подумала — тебе виднее. И подсобила.</text:p>
      <text:p text:style-name="P98">Флаттершай отрицающе мотнула головой.</text:p>
      <text:p text:style-name="P98">– Не может Дискорд быть предателем. Он мой друг.</text:p>
      <text:p text:style-name="P98">Дискорд благодарственно замычал и закивал головой.</text:p>
      <text:p text:style-name="P98"><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8">Дискорд завёл глаза на лоб и обречённо завыл.</text:p>
      <text:p text:style-name="P98">– Макс, постой. Дай мне поговорить с ним. – сказала Селестия. – Не могу поверить, что Дискорд на такое пошёл.</text:p>
      <text:p text:style-name="P98">– Ну хорошо. Поговори. Послушаем, что он скажет.</text:p>
      <text:p text:style-name="P98">Я красноречиво покачал кулак перед его носом и вытащил кляп.</text:p>
      <text:p text:style-name="P98">...</text:p>
      <text:p text:style-name="P86">– Ффы, тьфу, пффф, пфу! <text:span text:style-name="T8">&lt;</text:span><text:span text:style-name="T15">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86">– Это я-то устраиваю цирк?!! ДА ТЫ НА СЕБЯ ПОСМОТРИ, КЛОУН!!! На людей кидаешься, чашками бросаешься, вон, мне нос разбил! Дерёшься...</text:p>
      <text:p text:style-name="P86">Я угрожающе поднёс тряпку к лицу Дискорда.</text:p>
      <text:p text:style-name="P86">– Ещё одно слово в таком тоне, и ты заткнёшься, а мы уйдём в Эквестрию без тебя!</text:p>
      <text:p text:style-name="P8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6">Дискорд демонстративно закрыл рот и посвистывая уставился в потолок.</text:p>
      <text:p text:style-name="P86">Разговор зашёл в тупик.</text:p>
      <text:p text:style-name="P89"/>
      <text:p text:style-name="P90">На мониторе высветился текст:</text:p>
      <text:p text:style-name="P8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0"/>
      <text:p text:style-name="P90">Из колонок послышался лёгкий шорох.</text:p>
      <text:p text:style-name="P86">– Дик, сейчас не время для ссор. – голос Селестии был мягким, но настойчивым. – Мы в одной лодке.</text:p>
      <text:p text:style-name="P86">– Тебе легко говорить! Тебе не разбивали нос и не оскорбляли угрозами!</text:p>
      <text:p text:style-name="P86">– Ты должен понимать, что у Макса были все основания так себя вести. Твоё поведение вызвало подозрения у него, ведь он мало тебя знает. </text:p>
      <text:p text:style-name="P86">К уговорам Селестии присоединилась Флаттершай.</text:p>
      <text:p text:style-name="P86">– Дискорд, миленький, прости его. Макс хороший. Он просто не знал, что ты тоже хороший...</text:p>
      <text:p text:style-name="P86">У Дискорда покраснели уши и он засмущался и заворчал.</text:p>
      <text:p text:style-name="P8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6">Я пропустил «дятла» мимо ушей.</text:p>
      <text:p text:style-name="P9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7">***</text:p>
      <text:p text:style-name="P86"><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6">Потому разбрасываться такой возможностью не стоит. Если уж тебе повезло оказаться в новом мире — исследуй его сполна!..</text:p>
      <text:p text:style-name="P87">***</text:p>
      <text:p text:style-name="P92">&lt;<text:span text:style-name="T16">сюда можно вставить похождения Дискорда — вторая неопубликованная глава. Первая — секс с Селестией</text:span>&gt;</text:p>
      <text:p text:style-name="P87">***</text:p>
      <text:p text:style-name="P90">– Развяжите мне, наконец, руки! Или хотя бы одну. Плечами жестикулировать неудобно.... </text:p>
      <text:p text:style-name="P90">Я развязал Дискорду левую руку.</text:p>
      <text:p text:style-name="P8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0">Дискорд принялся разминать затёкшее запястье.</text:p>
      <text:p text:style-name="P9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0">– Какое письмо, Корди? – вскинулась до этого зачарованно слушавшая Дискорда Флаттершай.</text:p>
      <text:p text:style-name="P90">– Ну ваше же! Вы с Эпплджек написали мне о своих мытарствах тут. Вежливо так написали, спасибо...</text:p>
      <text:p text:style-name="P90">Флаттершай покрылась пунцовыми пятнами.</text:p>
      <text:p text:style-name="P90">– Я... Мы... – тут она совсем стушевалась.</text:p>
      <text:p text:style-name="P90">– Так а почему ты сказал, что никто не уйдёт в Эквестрию? – наконец перебила Дискорда скучавшая до этого Эпплджек.</text:p>
      <text:p text:style-name="P90">Дискорд уставился на неё долгим взглядом, а потом хлопнул себя по лбу.</text:p>
      <text:p text:style-name="P9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1">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90">– И что? – продолжила его мысль Эпплджек.</text:p>
      <text:p text:style-name="P90">– Эквестрийские <text:span text:style-name="T8">&lt;</text:span><text:span text:style-name="T15">три месяца</text:span><text:span text:style-name="T8">&gt;</text:span> КО-РО-ЧЕ местных. – с нажимом повторил Дискорд. – По моим подсчётам, на два дня.</text:p>
      <text:p text:style-name="P90">– И?!! – до меня уже дошло, но Эпплджек продолжала тупить.</text:p>
      <text:p text:style-name="P90">– Короче, времени у нас осталось что-то около пятнадцати минут. Или около того. – заявил Дискорд, поднеся к глазам запястье с массивными часами.</text:p>
      <text:p text:style-name="P90">– СКОЛЬКО??? – воскликнули хором я и девушки.</text:p>
      <text:p text:style-name="P90">Дискорд открыл было рот, но его слова заглушил звонок в дверь.</text:p>
      <text:p text:style-name="P90">– ОТКРОЙТЕ, ПОЛИЦИЯ! Вам даётся полминуты, чтобы открыть дверь. Через тридцать секунд дверь будет выбита!</text:p>
      <text:p text:style-name="P9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0">Блядь!</text:p>
      <text:p text:style-name="P90">– На крышу, живо!!! Через окно на кухне! – зашипел Дискорд, отчаянно дёргая узлы свободной рукой.</text:p>
      <text:p text:style-name="P90">Эпплджек, одной рукой сгребя в охапку ноутбук, второй увлекая Флаттершай, кинулась на кухню.</text:p>
      <text:p text:style-name="P90">– А толку? Куда мы с крыши денемся? – спросил я растерянно. Дискорд только раздражённо зарычал в ответ.</text:p>
      <text:p text:style-name="P86">Дверь содрогнулась от мощного удара. Послышался стук падающей штукатурки. Я сломя голову кинулся на кухню.</text:p>
      <text:p text:style-name="P86">– Развяжи меня, идиот!!! – гаркнул вдогонку Дискорд.</text:p>
      <text:p text:style-name="P8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6">– Давай на крышу! Я догоню! – рявкнул он, освобождая вторую руку.</text:p>
      <text:p text:style-name="P86">От второго удара дверная коробка крякнула и наполовину въехала в коридор. </text:p>
      <text:p text:style-name="P8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6">Верёвка в кухонном окне дёргалась от движений лезущих по ней Флатти и Эпплджек. Я словил её рукой и стал на подоконник.</text:p>
      <text:p text:style-name="P86">Чёрт!</text:p>
      <text:p text:style-name="P8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6">Но нет, триста тысяч чертей, раз девушки смогли – я тоже смогу!</text:p>
      <text:p text:style-name="P8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6">Я успел сократить расстояние до Эпплджек наполовину, когда девушки нашли решение.</text:p>
      <text:p text:style-name="P8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6">Я выдохнул.</text:p>
      <text:p text:style-name="P8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6">Чёрт! Чёрт! Чёрт! Чёрт!</text:p>
      <text:p text:style-name="P86">Бля!!!...</text:p>
      <text:p text:style-name="P86">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86"/>
      <text:h text:style-name="P109" text:outline-level="2">Назад, в Эквестрию</text:h>
      <text:p text:style-name="P86"/>
      <text:p text:style-name="P86">Долго паниковать не пришлось. </text:p>
      <text:p text:style-name="P86">Я почувствовал сильный рывок за шиворот и захват поперёк груди. </text:p>
      <text:p text:style-name="P86">– ОТПУСТИ ДЕВЧОНКУ!!! – загрохотало мне в ухо. Я открыл глаза.</text:p>
      <text:p text:style-name="P8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6">Я чуть поднял глаза и уставился в чешуйчатую морду дракона.</text:p>
      <text:p text:style-name="P86">– Отпусти Эпплджек. Я её держу. – повторил Дискорд. – Мне сбалансироваться надо. Вы не такие уж и лёгкие.</text:p>
      <text:p text:style-name="P8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6">Наконец это ему удалось, и дальнейший подъём на крышу происходил в молчании.</text:p>
      <text:p text:style-name="P86"><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6">Флаттершай оторвала заплаканное лицо от моей ветровки.</text:p>
      <text:p text:style-name="P86">– Да-да, ты прав, Корди. Я готова.</text:p>
      <text:p text:style-name="P86">На длинной шее Дискорда разместились Эпплджек и Флаттершай. Я, для сохранения баланса, разместился позади крыльев.</text:p>
      <text:p text:style-name="P86">Дискорд расправил крылья и начал короткую пробежку к краю.</text:p>
      <text:p text:style-name="P9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6">И мы полетели навстречу закату.</text:p>
      <text:p text:style-name="P8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6">Впереди по курсу увеличивалась громада моей высотки. Дискорд летел прямо на разрыв в ограждении, который я проделал <text:span text:style-name="T8">&lt;</text:span><text:span text:style-name="T15">полгода</text:span><text:span text:style-name="T8">&gt;</text:span> назад своим проходом в Эквестрию.</text:p>
      <text:p text:style-name="P8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6">– Пристегните ремни! – проревел Дискорд, резко ускоряясь. – Будет весело!!!</text:p>
      <text:p text:style-name="P8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6">– ЙУУУУУУУХХХУУУУУ!!! – заорал Дискорд, сложил крылья и врезался в шар.</text:p>
      <text:p text:style-name="P91">&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64">Из-за заинтересованности Эквуса в Максе, тому не приходится прилагать усилий для 34 — на что ему указывает Анакорн</text:p>
      <text:p text:style-name="P6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62"><text:span text:style-name="T1">– </text:span>Анакорн. <text:span text:style-name="T1">– о</text:span>трекомендовался он. <text:span text:style-name="T8">– </text:span><text:span text:style-name="T1">Демиург.</text:span></text:p>
      <text:p text:style-name="P62"><text:span text:style-name="T1">– </text:span>П-привет. Макс. <text:span text:style-name="T1">– в</text:span> смятении представился я.</text:p>
      <text:p text:style-name="P6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7"/>
      <text:p text:style-name="P62"><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7"/>
      <text:p text:style-name="P6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2"><text:span text:style-name="T1">Юноша</text:span> закинул ногу за ногу и пытливо смотрел на меня, играя карандашём .</text:p>
      <text:p text:style-name="P62">Я совсем запутался.</text:p>
      <text:p text:style-name="P62"><text:span text:style-name="T1">– </text:span>Какая проблема? Какое решение? Кто ты <text:span text:style-name="T1">вообще</text:span>?</text:p>
      <text:p text:style-name="P6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6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67">Анакорн недовольно поморщился, но продолжил.</text:p>
      <text:p text:style-name="P6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7">На голограмме появилась солнечная система Эквуса. Почему-то в центре системы был сам Эквус. Вокруг него вращались солнце и луна.</text:p>
      <text:p text:style-name="P67">Анакорн плюхнулся обратно в кресло и схватился за голову. Потом, немного успокоившись, продолжил.</text:p>
      <text:p text:style-name="P6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7">Анакорн отпил из стакана и продолжил.</text:p>
      <text:p text:style-name="P6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16">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7">Анакорн постучал по столику указкой. Солнечная система увеличилась, оставив в поле зрения только шар Эквуса.</text:p>
      <text:p text:style-name="P6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69">Ко мне наконец-то пришло понимание ситуации.</text:p>
      <text:p text:style-name="P6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7">Анакорн смутился.</text:p>
      <text:p text:style-name="P6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7">(<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7"><text:span text:style-name="T13">– Сам ты раздолбай! – произнёс, наконец, Свирл</text:span>)</text:p>
      <text:p text:style-name="P67">… И создали вы его достаточно топорно — видишь, он трещит по швам.</text:p>
      <text:p text:style-name="P67">– Хмм. То есть, это брони создали Эквус?</text:p>
      <text:p text:style-name="P6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7">Я вспомнил события последнего года <text:span text:style-name="T8">&lt;</text:span>упомянуть в эпизоде на Терре, что МЛП-сериал закрылся год назад<text:span text:style-name="T8">&gt;</text:span></text:p>
      <text:p text:style-name="P6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7">Анакорн с такой силой сжал карандаш, что он хрустнул.</text:p>
      <text:p text:style-name="P6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7"><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4">– </text:p>
      <text:p text:style-name="P6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9">– Верни Рэйнбоу!!!</text:p>
      <text:p text:style-name="P69">Обломки карандаша выпали из кулака Анакорна на столик.</text:p>
      <text:p text:style-name="P69">– Э-э-э… м-м-м… ну-у-у... Нельзя сказать, что это совсем невыполнимо… Но, прямо скажу, задачка не для студента!</text:p>
      <text:p text:style-name="P69">– А ты студент?</text:p>
      <text:p text:style-name="P6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9">– Нет. Плата остаётся неизменной. Тут мы квиты. У меня тоже мало шансов помочь тебе — я не имею ни малейшего понятия, как это сделать.</text:p>
      <text:p text:style-name="P69">Ставшие почти прозрачными стены комнаты снова обрели материальность. Анакорн пожал плечами и протянул мне руку через столик.</text:p>
      <text:p text:style-name="P6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9">– Почти. Тебе нужно просто найти нормальное реалистичное объяснение тем дырам реальности, <text:soft-page-break/>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9">Я задумался.</text:p>
      <text:p text:style-name="P6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9">Анакорн почесал в затылке.</text:p>
      <text:p text:style-name="P69">– А кьютимарки? Как, <text:span text:style-name="T8">&lt;</text:span><text:span text:style-name="T18">чёрт</text:span><text:span text:style-name="T8">&gt;</text:span> меня побери, объяснить кьютимарки?</text:p>
      <text:p text:style-name="P69">– А кьютимарки ты сам даришь пони, когда распознаёшь их жизненное предназначение.</text:p>
      <text:p text:style-name="P6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9">Я пожал плечами.</text:p>
      <text:p text:style-name="P69">– А по-другому я не могу объяснить их появление. К сожалению.</text:p>
      <text:p text:style-name="P10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0">– Хорошо. Уболтал. Кьютимарки беру на себя. Так и знал, что мне самое трудное достанется!</text:p>
      <text:p text:style-name="P10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0"/>
      <text:p text:style-name="P102">Да, т<text:span text:style-name="T3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3"/>
      <text:p text:style-name="P10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2"><text:soft-page-break/></text:p>
      <text:p text:style-name="P100">Я опять задумался. В голове было пусто. Хотя, если подумать с точки зрения программиста, можно... Наверное можно, раз все предыдущее прокатило...</text:p>
      <text:p text:style-name="P101">–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1">– Не понял? Это как? Как ты совместишь разрушенную магическими войнами Эквестрию с романтически-сексуальным раем для попаданцев?</text:p>
      <text:p text:style-name="P10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1">Анакорн долго мусолил карандаш, а потом вдруг заржал.</text:p>
      <text:p text:style-name="P10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01">Анакорн примирительно похлопал меня по плечу.</text:p>
      <text:p text:style-name="P10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1">Я подозрительно посмотрел на Анакорна.</text:p>
      <text:p text:style-name="P101"><text:span text:style-name="T8">– </text:span>Какой ещё, нафиг, «мой фанфик»? Я никакого фанфика не писал. И не собираюсь, вообще-то.</text:p>
      <text:p text:style-name="P101">Анакорн ехидно ухмыльнулся и откинулся в кресле, переплетя пальцы за затылком.</text:p>
      <text:p text:style-name="P10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0"><text:span text:style-name="T8">– </text:span>Факн щит<text:note text:id="ftn13" text:note-class="footnote"><text:note-citation>13</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0">Анакорн развёл руками.</text:p>
      <text:p text:style-name="P10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0">Анакорн, глядя на мои терзания, понимающе кивнул и продолжил.</text:p>
      <text:p text:style-name="P6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7">– Гм! Я бы попросил тебя не касаться моих отношений с Рэйнбоу!</text:p>
      <text:p text:style-name="P6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7">У меня сердце буквально ухнуло куда-то вниз, в область желудка.</text:p>
      <text:p text:style-name="P6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6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7">– Та ладно, не утешай. Я не маленький ребёнок. Долг платежом красен. Сделаю то, что ты хочешь. Как сумею.</text:p>
      <text:p text:style-name="P6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7">Анакорн наблюдал за мной без улыбки. По его нейтральному выражению лица невозможно было догадаться, о чём он думает.</text:p>
      <text:p text:style-name="P67">– Ну вот и отлично. Рад, что мы наконец-то пришли к сделке.</text:p>
      <text:p text:style-name="P7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0">– Пора закругляться. Ты начинаешь сгорать. Надо утрясти последние детали, пока ещё есть пару минут.</text:p>
      <text:p text:style-name="P67">– Валяй. Я тебя внимательно слушаю.</text:p>
      <text:p text:style-name="P6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67">– А я разве сплю?</text:p>
      <text:p text:style-name="P67">– Сейчас — нет. Но как только мы закроем сделку — проснёшься. Потому что нет иного способа вернуть тебя в реальный мир.</text:p>
      <text:p text:style-name="P67"><text:soft-page-break/>– Эээ, постой. А как я в Эквестрию и обратно возвращался?</text:p>
      <text:p text:style-name="P6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7">Так вот, возвращать тебя обратно в твой мир я не буду. </text:p>
      <text:p text:style-name="P67">Во-первых, может возникнуть временная <text:span text:style-name="T8">&lt;</text:span><text:span text:style-name="T15">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6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7">– Ты ещё увидишь пару снов на прощание. Удачи!</text:p>
      <text:p text:style-name="P67"/>
      <text:p text:style-name="P68">***</text:p>
      <text:p text:style-name="P68"/>
      <text:p text:style-name="P67">&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7"/>
      <text:p text:style-name="P67">– Привет, Макс. – образ Селестии снова реял передо мной, как <text:span text:style-name="T8">&lt;</text:span><text:span text:style-name="T15">полгода</text:span><text:span text:style-name="T8">&gt;</text:span> назад. – Я хочу поблагодарить тебя за всё.</text:p>
      <text:p text:style-name="P67">– Пожалста. – ответил я безучастно. – Всегда рад. Только Вам не нужно было ТАК распинаться, чтобы заручиться моей помощью.</text:p>
      <text:p text:style-name="P67">Селестия на мгновение смутилась, но продолжила.</text:p>
      <text:p text:style-name="P67">&lt;<text:span text:style-name="T15"> - Ты морочила мне яйца, чтобы заинтересовать? Всё, как Свирл указал?</text:span></text:p>
      <text:p text:style-name="P6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4">Я покачал головой.</text:p>
      <text:p text:style-name="P67"><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7"><text:soft-page-break/>–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6">Селестия кивнула, соглашаясь, и образ её начал меркнуть.</text:p>
      <text:p text:style-name="P91">– <text:span text:style-name="T1">Окей. Будь счастлив и... спасибо тебе за всё, Макс.</text:span></text:p>
      <text:p text:style-name="P86">…</text:p>
      <text:p text:style-name="P9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6">Он нахлобучил на себя невесть откуда взявшуюся двууголку.</text:p>
      <text:p text:style-name="P86">– Как вам это нравится, господа?! Дискорд — спаситель Эквестрии! А ведь звучит!!! Разрешите откланяться!..</text:p>
      <text:p text:style-name="P86"/>
      <text:list xml:id="list5653271661318888455" text:style-name="L8">
        <text:list-header>
          <text:p text:style-name="P122">(<text:span text:style-name="T22">Луна — как повелительница снов, слышала разговор Макса с Анакорном</text:span>)</text:p>
          <text:p text:style-name="P123"/>
        </text:list-header>
      </text:list>
      <text:p text:style-name="P87">***</text:p>
      <text:p text:style-name="P62"><text:span text:style-name="T1">–</text:span> Ты?..</text:p>
      <text:p text:style-name="P62"><text:span text:style-name="T1">–</text:span> Ты??!</text:p>
      <text:p text:style-name="P62"><text:span text:style-name="T1">–</text:span> Ты мне снишься??</text:p>
      <text:p text:style-name="P62"><text:span text:style-name="T1">–</text:span> Это ты мне снишься!!</text:p>
      <text:p text:style-name="P62"><text:span text:style-name="T1">–</text:span> Неважно… Пусть мы друг-другу снимся… Ты как, Дэш?</text:p>
      <text:p text:style-name="P6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2"><text:span text:style-name="T1">–</text:span> И я в порядке. Вот, возвращаюсь в свой мир. Ну, не совсем в свой. Почти в свой.</text:p>
      <text:p text:style-name="P62"><text:span text:style-name="T1">–</text:span> Навсегда?</text:p>
      <text:p text:style-name="P62"><text:span text:style-name="T1">–</text:span> Скорее всего, да.</text:p>
      <text:p text:style-name="P62"><text:span text:style-name="T1">–</text:span> Это плохо. Я хотела тебе сказать…</text:p>
      <text:p text:style-name="P62"><text:span text:style-name="T1">–</text:span> Не надо, Дэш. Не стоит терзать себя. Мне тоже очень хотелось остаться. Но так надо. Мне очень жаль…</text:p>
      <text:p text:style-name="P62"><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2"><text:span text:style-name="T1">–</text:span> И тебя, и Твайлайт, и Рэрити, и Селестию, и всех-всех-всех… Таковы правила.</text:p>
      <text:p text:style-name="P6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62">Я опустил руку на шею Дэш и ощутил теплоту и лёгкое покалывание в пустоте.</text:p>
      <text:p text:style-name="P62"><text:span text:style-name="T8">–</text:span> Мне кажется, Дэш, <text:span text:style-name="T1">м</text:span>ы найдём способ связаться. Рано или поздно.</text:p>
      <text:p text:style-name="P62"><text:span text:style-name="T1">–</text:span> И лучше рано, чем поздно! Я не люблю ждать!</text:p>
      <text:p text:style-name="P62"><text:span text:style-name="T1">–</text:span> Да, Дэш. <text:span text:style-name="T1">–</text:span> её образ начал таять. <text:span text:style-name="T1">–</text:span> Да, я помню. Я всё ещё помню…</text:p>
      <text:p text:style-name="P62"/>
      <text:h text:style-name="P109" text:outline-level="2">Земля</text:h>
      <text:p text:style-name="P65">Музыкальная тема из бегущего по лезвию бритвы — <text:span text:style-name="T8">Mission impossible</text:span></text:p>
      <text:p text:style-name="P66">&lt;Ужас возвращения из тёплого волшебного мира друзей в холодную скучную реальность.&gt;</text:p>
      <text:p text:style-name="P6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60"><text:span text:style-name="T1">Я нашарил ногами тапки и пошёл в ванную. Проходя мимо стола, зацепился взглядом за</text:span> эскиз <text:span text:style-name="T1">рисунка</text:span>.</text:p>
      <text:p text:style-name="P6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1">Доставая из стола ключи от машины, опять наткнулся взглядом на эскиз.</text:p>
      <text:p text:style-name="P6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1"><text:soft-page-break/>Назову-ка я фантазию «Последний фанфик».</text:p>
      <text:p text:style-name="P61"/>
      <text:p text:style-name="P61"/>
      <text:p text:style-name="P61"/>
      <text:p text:style-name="P62"/>
      <text:p text:style-name="P62"/>
      <text:p text:style-name="P62"/>
      <text:p text:style-name="P62"/>
      <text:p text:style-name="P62"/>
      <text:p text:style-name="P62"/>
      <text:p text:style-name="P62"/>
      <text:p text:style-name="P6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2"/>
      <text:p text:style-name="P6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2"/>
      <text:p text:style-name="P62"/>
      <text:p text:style-name="P62"/>
      <text:p text:style-name="P6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16">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5">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96"/>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29T16:45:29.686015562</dc:date>
    <meta:editing-duration>P62DT7H32M35S</meta:editing-duration>
    <meta:editing-cycles>2816</meta:editing-cycles>
    <meta:generator>LibreOffice/5.0.2.2$Linux_X86_64 LibreOffice_project/00m0$Build-2</meta:generator>
    <meta:document-statistic meta:table-count="0" meta:image-count="0" meta:object-count="0" meta:page-count="135" meta:paragraph-count="2790" meta:word-count="62231" meta:character-count="412932" meta:non-whitespace-character-count="350482"/>
  </office:meta>
</office:document-meta>
</file>